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2">do text</text:span></text:p><text:p text:style-name="P38"><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1533167551"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918583725"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367657920"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1970823013"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 </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882740015"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523036836"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95573716"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1-30T09:22:41</dc:date>
    <dc:creator>sde </dc:creator>
    <meta:editing-duration>P2DT2H5M45S</meta:editing-duration>
    <meta:editing-cycles>307</meta:editing-cycles>
    <meta:generator>LibreOffice/3.4$Unix LibreOffice_project/340m1$Build-402</meta:generator>
    <meta:document-statistic meta:table-count="0" meta:image-count="0" meta:object-count="0" meta:page-count="11" meta:paragraph-count="179" meta:word-count="3974" meta:character-count="25153" meta:non-whitespace-character-count="21365"/>
  </office:meta>
</office:document-meta>
</file>